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'JetBrains Mono" svg:font-family="''JetBrains Mono', Consolas, 'Courier New', monospace, ',', 'Droid Sans Mono', ',', monospace, ', monospace,', 'Droid Sans Fallback', 'font-weight: normal', 'font-size: 14px', 'line-height: 19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'JetBrains Mono" fo:background-color="#1e1e1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</text:span><text:span text:style-name="T2">hr</text:span> <text:span text:style-name="T3">className</text:span>=<text:span text:style-name="T4">"horizontal-break"</text:span> <text:span text:style-name="T1">/&gt;</text:span></text:p>
      <text:p text:style-name="P1"><text:span text:style-name="T1">&lt;</text:span><text:span text:style-name="T2">ul</text:span> <text:span text:style-name="T3">className</text:span>=<text:span text:style-name="T4">"ul-list-type"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Andhra Pradesh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Arunachal Pradesh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Assam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Bihar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Chhattisgarh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Goa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Gujarat<text:span text:style-name="T1">&lt;/</text:span><text:span text:style-name="T2">p</text:span><text:span text:style-name="T1">&gt;</text:span></text:p>
      <text:p text:style-name="P1"><text:soft-page-break/><text:span text:style-name="T1">&lt;</text:span><text:span text:style-name="T2">p</text:span> <text:span text:style-name="T3">className</text:span>=<text:span text:style-name="T4">"stat confirm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Haryana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Himachal Pradesh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Jharkhand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Karnataka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Karnataka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Kerala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71,24,80,871<text:span text:style-name="T1">&lt;/</text:span><text:span text:style-name="T2">p</text:span><text:span text:style-name="T1">&gt;</text:span></text:p>
      <text:p text:style-name="P1"><text:soft-page-break/><text:span text:style-name="T1">&lt;</text:span><text:span text:style-name="T2">p</text:span> <text:span text:style-name="T3">className</text:span>=<text:span text:style-name="T4">"stat population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Madhya Pradesh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Maharashtra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Manipur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Meghalaya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Mizoram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Nagaland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Odisha<text:span text:style-name="T1">&lt;/</text:span><text:span text:style-name="T2">p</text:span><text:span text:style-name="T1">&gt;</text:span></text:p>
      <text:p text:style-name="P1"><text:soft-page-break/><text:span text:style-name="T1">&lt;</text:span><text:span text:style-name="T2">p</text:span> <text:span text:style-name="T3">className</text:span>=<text:span text:style-name="T4">"stat confirm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Punjab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Rajasthan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Sikkim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Tamil Nadu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Telangana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Tripura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oft-page-break/><text:span text:style-name="T1">&lt;</text:span><text:span text:style-name="T2">p</text:span> <text:span text:style-name="T3">className</text:span>=<text:span text:style-name="T4">"stat population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Uttarakhand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Uttar Pradesh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West Bengal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Andaman and Nicobar Islands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Chandigarh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</text:p>
      <text:p text:style-name="P1">Dadra and Nagar Haveli <text:span text:style-name="T1">&lt;</text:span><text:span text:style-name="T2">br</text:span> <text:span text:style-name="T1">/&gt;</text:span></text:p>
      <text:p text:style-name="P1">and Daman &amp; Diu</text:p>
      <text:p text:style-name="P1">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60,871<text:span text:style-name="T1">&lt;/</text:span><text:span text:style-name="T2">p</text:span><text:span text:style-name="T1">&gt;</text:span></text:p>
      <text:p text:style-name="P1"><text:soft-page-break/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The Government of NCT of Delhi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11,24,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Ladakh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24,6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Lakshadweep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11,24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Name</text:span>=<text:span text:style-name="T4">"each-list-style"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e-name"</text:span><text:span text:style-name="T1">&gt;</text:span>Puducherry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confirmed-cases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active-cases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recovered-cases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deceased-cases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className</text:span>=<text:span text:style-name="T4">"stat population-color"</text:span><text:span text:style-name="T1">&gt;</text:span>71,24,80,871<text:span text:style-name="T1">&lt;/</text:span><text:span text:style-name="T2">p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'JetBrains Mono" svg:font-family="''JetBrains Mono', Consolas, 'Courier New', monospace, ',', 'Droid Sans Mono', ',', monospace, ', monospace,', 'Droid Sans Fallback', 'font-weight: normal', 'font-size: 14px', 'line-height: 19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5T16:14:29.535411693</meta:creation-date>
    <dc:date>2021-08-15T16:15:55.547090761</dc:date>
    <meta:editing-duration>PT1M30S</meta:editing-duration>
    <meta:editing-cycles>1</meta:editing-cycles>
    <meta:document-statistic meta:table-count="0" meta:image-count="0" meta:object-count="0" meta:page-count="6" meta:paragraph-count="294" meta:word-count="752" meta:character-count="12623" meta:non-whitespace-character-count="12165"/>
    <meta:generator>LibreOffice/6.4.7.2$Linux_X86_64 LibreOffice_project/40$Build-2</meta:generator>
  </office:meta>
</office:document-meta>
</file>